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07">
      <style:table-cell-properties fo:background-color="#e6e6e6"/>
      <style:text-properties fo:font-size="7pt" fo:font-weight="bold"/>
    </style:style>
    <style:style style:name="ce14" style:family="table-cell" style:parent-style-name="Default" style:data-style-name="N107">
      <style:text-properties fo:font-size="7pt"/>
    </style:style>
    <style:style style:name="ce15" style:family="table-cell" style:parent-style-name="Default" style:data-style-name="N107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default-cell-style-name="ce14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/>
          <table:table-cell table:style-name="ce13"/>
          <table:table-cell table:style-name="ce11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1];0)" office:value-type="float" office:value="16">
            <text:p>16</text:p>
          </table:table-cell>
          <table:table-cell table:formula="oooc:=[.K2]/[.K10]" office:value-type="percentage" office:value="0.113475177304965">
            <text:p>11,3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office:value-type="string">
            <text:p>in theme</text:p>
          </table:table-cell>
          <table:table-cell table:formula="oooc:=[.K5]+[.K6]+[.K7]" office:value-type="float" office:value="124">
            <text:p>124</text:p>
          </table:table-cell>
          <table:table-cell table:formula="oooc:=[.K3]/[.K10]" office:value-type="percentage" office:value="0.879432624113475">
            <text:p>87,9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Default" table:number-columns-repeated="3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9" office:value-type="string">
            <text:p>draft: pre-approval</text:p>
          </table:table-cell>
          <table:table-cell table:formula="oooc:=COUNTIF([.E2:.E141];1)" office:value-type="float" office:value="10">
            <text:p>10</text:p>
          </table:table-cell>
          <table:table-cell table:formula="oooc:=[.K5]/[.K10]" office:value-type="percentage" office:value="0.0709219858156028">
            <text:p>7,1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10" office:value-type="string">
            <text:p>approval: needs approval</text:p>
          </table:table-cell>
          <table:table-cell table:formula="oooc:=COUNTIF([.E2:.E141];2)" office:value-type="float" office:value="5">
            <text:p>5</text:p>
          </table:table-cell>
          <table:table-cell table:style-name="ce15" table:formula="oooc:=[.K6]/[.K10]" office:value-type="percentage" office:value="0.0354609929078014">
            <text:p>3,5%</text:p>
          </table:table-cell>
          <table:table-cell table:number-columns-repeated="244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8" office:value-type="string">
            <text:p>final</text:p>
          </table:table-cell>
          <table:table-cell table:formula="oooc:=COUNTIF([.E2:.E141];3)" office:value-type="float" office:value="109">
            <text:p>109</text:p>
          </table:table-cell>
          <table:table-cell table:style-name="ce15" table:formula="oooc:=([.K7]/[.K10])" office:value-type="percentage" office:value="0.773049645390071">
            <text:p>77,3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1])" office:value-type="float" office:value="58">
            <text:p>58</text:p>
          </table:table-cell>
          <table:table-cell table:number-columns-repeated="245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/>
          <table:table-cell office:value-type="string">
            <text:p>Total icons</text:p>
          </table:table-cell>
          <table:table-cell office:value-type="float" office:value="141">
            <text:p>141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Wimer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2];&quot;approval&quot;);0;IF(EXACT([.D12];&quot;draft&quot;);1;IF(EXACT([.D12];&quot;approval&quot;);2;IF(EXACT([.D12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5];&quot;approval&quot;);0;IF(EXACT([.D45];&quot;draft&quot;);1;IF(EXACT([.D45];&quot;approval&quot;);2;IF(EXACT([.D45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6];&quot;approval&quot;);0;IF(EXACT([.D46];&quot;draft&quot;);1;IF(EXACT([.D46];&quot;approval&quot;);2;IF(EXACT([.D46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rrect name isn't just “x.svg”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may change inside image as in thumbnail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Wimer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what if we put a real image in place of the oxy wallpape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file_open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one more duplica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3];&quot;approval&quot;);0;IF(EXACT([.D93];&quot;draft&quot;);1;IF(EXACT([.D93];&quot;approval&quot;);2;IF(EXACT([.D9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t's the same of “find”</text:p>
          </table:table-cell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1];&quot;approval&quot;);0;IF(EXACT([.D101];&quot;draft&quot;);1;IF(EXACT([.D101];&quot;approval&quot;);2;IF(EXACT([.D10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py of <text:s/>devices/printer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3];&quot;approval&quot;);0;IF(EXACT([.D103];&quot;draft&quot;);1;IF(EXACT([.D103];&quot;approval&quot;);2;IF(EXACT([.D10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office:value-type="string">
            <text:p>is this the correct name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Wimer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t's the same of “filefind”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93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7">27/02/2007</text:date>, <text:time>13.18.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initial-creator>Aaron Seigo</meta:initial-creator>
    <meta:creation-date>2006-12-28T11:04:59</meta:creation-date>
    <dc:creator>David Vignoni</dc:creator>
    <dc:date>2007-02-27T13:18:08</dc:date>
    <dc:language>it-IT</dc:language>
    <meta:editing-cycles>125</meta:editing-cycles>
    <meta:editing-duration>P3DT6H3M7S</meta:editing-duration>
    <meta:user-defined meta:name="Info 1"/>
    <meta:user-defined meta:name="Info 2"/>
    <meta:user-defined meta:name="Info 3"/>
    <meta:user-defined meta:name="Info 4"/>
    <meta:document-statistic meta:table-count="3" meta:cell-count="804"/>
  </office:meta>
</office:document-meta>
</file>